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2e74b5"/>
    </style:style>
    <style:style style:name="P2" style:family="paragraph" style:parent-style-name="Standard">
      <style:text-properties fo:color="#ff3366"/>
    </style:style>
    <style:style style:name="P3" style:family="paragraph" style:parent-style-name="Standard">
      <style:paragraph-properties fo:margin-left="0cm" fo:margin-right="0cm" fo:text-indent="1.27cm" style:auto-text-indent="false"/>
    </style:style>
    <style:style style:name="P4" style:family="paragraph" style:parent-style-name="Standard">
      <style:paragraph-properties fo:margin-left="0cm" fo:margin-right="0cm" fo:text-indent="1.27cm" style:auto-text-indent="false"/>
      <style:text-properties fo:color="#0099ff"/>
    </style:style>
    <style:style style:name="P5" style:family="paragraph" style:parent-style-name="List_20_Paragraph">
      <style:paragraph-properties fo:margin-left="2.54cm" fo:margin-right="0cm" fo:text-indent="0cm" style:auto-text-indent="false"/>
    </style:style>
    <style:style style:name="P6" style:family="paragraph" style:parent-style-name="List_20_Paragraph">
      <style:paragraph-properties fo:margin-left="3.81cm" fo:margin-right="0cm" fo:text-indent="0cm" style:auto-text-indent="fals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text-properties fo:color="#000000"/>
    </style:style>
    <style:style style:name="P9" style:family="paragraph" style:parent-style-name="Standard">
      <style:text-properties fo:color="#2e74b5"/>
    </style:style>
    <style:style style:name="P10" style:family="paragraph" style:parent-style-name="List_20_Paragraph" style:list-style-name="WWNum3"/>
    <style:style style:name="P11" style:family="paragraph" style:parent-style-name="List_20_Paragraph">
      <style:paragraph-properties fo:margin-left="2.54cm" fo:margin-right="0cm" fo:text-indent="0cm" style:auto-text-indent="false"/>
      <style:text-properties fo:color="#0070c0"/>
    </style:style>
    <style:style style:name="P12" style:family="paragraph" style:parent-style-name="List_20_Paragraph">
      <style:paragraph-properties fo:margin-left="2.54cm" fo:margin-right="0cm" fo:text-indent="1.27cm" style:auto-text-indent="false"/>
      <style:text-properties fo:color="#0070c0"/>
    </style:style>
    <style:style style:name="P13" style:family="paragraph" style:parent-style-name="List_20_Paragraph">
      <style:paragraph-properties fo:margin-left="3.81cm" fo:margin-right="0cm" fo:text-indent="0cm" style:auto-text-indent="false"/>
      <style:text-properties fo:color="#0070c0"/>
    </style:style>
    <style:style style:name="P14" style:family="paragraph" style:parent-style-name="List_20_Paragraph">
      <style:paragraph-properties fo:margin-left="3.81cm" fo:margin-right="0cm" fo:text-indent="0cm" style:auto-text-indent="false"/>
      <style:text-properties fo:color="#c00000"/>
    </style:style>
    <style:style style:name="T1" style:family="text">
      <style:text-properties fo:color="#0070c0"/>
    </style:style>
    <style:style style:name="T2" style:family="text">
      <style:text-properties fo:color="#2e74b5"/>
    </style:style>
    <style:style style:name="T3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harmacy Database</text:p>
      <text:p text:style-name="Standard">Outline:</text:p>
      <text:p text:style-name="Standard">Users:</text:p>
      <text:list xml:id="list476555321" text:style-name="WWNum3">
        <text:list-item>
          <text:p text:style-name="P10">Cashiers </text:p>
          <text:list>
            <text:list-item>
              <text:p text:style-name="P10">See price of product given its ID</text:p>
            </text:list-item>
          </text:list>
        </text:list-item>
      </text:list>
      <text:p text:style-name="P5">-<text:span text:style-name="T1">SELECT Name, SKU FROM Product WHERE SKU = inputSKU</text:span></text:p>
      <text:p text:style-name="P5"/>
      <text:list xml:id="list1088393154" text:continue-numbering="true" text:style-name="WWNum3">
        <text:list-item>
          <text:list>
            <text:list-item>
              <text:p text:style-name="P10">Record the sale of something, this will add to income statement and reduce the stock of that something.</text:p>
            </text:list-item>
          </text:list>
        </text:list-item>
      </text:list>
      <text:p text:style-name="P11">bool invalid = false;</text:p>
      <text:p text:style-name="P11">-foreach(Product p in productsForSale)</text:p>
      <text:p text:style-name="P11">{<text:line-break/><text:tab/>int stock = SELECT Stock FROM Product WHERE Name = p.name;</text:p>
      <text:p text:style-name="P11"><text:tab/>If (stock &lt; p.AmountRequested) invalid = true; //ERROR: Not enough stock.</text:p>
      <text:p text:style-name="P11"><text:tab/>Bool isPerscription = SELECT isPerscription FROM Product WHERE Name = p.name;</text:p>
      <text:p text:style-name="P11"><text:tab/>If(isPerscription) //WARNING: THIS SHIT IS REAL DUDE</text:p>
      <text:p text:style-name="P11">}</text:p>
      <text:p text:style-name="P11">If (invalid)</text:p>
      <text:p text:style-name="P11">{</text:p>
      <text:p text:style-name="P11"><text:tab/>System.out.println(“Java error: you’ve requested a ridiculous amount of stock.”);</text:p>
      <text:p text:style-name="P11"><text:tab/>Echo Console.WriteLine(“System.out.println(\”Debug.Log(\”Log.l(“…”)));</text:p>
      <text:p text:style-name="P11">}</text:p>
      <text:p text:style-name="P11">INSERT INTO Sale VALUES(…new Sale values…..)</text:p>
      <text:p text:style-name="P11">foreach(Product p in productsForSale)</text:p>
      <text:p text:style-name="P11">{</text:p>
      <text:p text:style-name="P12">INSERT INTO SP VALUES(Sale.id, p.id); //this causes a trigger in SP to reduce stock in Product</text:p>
      <text:p text:style-name="P11">}</text:p>
      <text:p text:style-name="P6"><text:soft-page-break/></text:p>
      <text:list xml:id="list1681383794" text:continue-numbering="true" text:style-name="WWNum3">
        <text:list-item>
          <text:list>
            <text:list-item>
              <text:p text:style-name="P10">Cashiers must be warned of prescription products.</text:p>
            </text:list-item>
          </text:list>
        </text:list-item>
      </text:list>
      <text:p text:style-name="P11">-done in error checking loop</text:p>
      <text:p text:style-name="P5"/>
      <text:list xml:id="list1598908945" text:continue-numbering="true" text:style-name="WWNum3">
        <text:list-item>
          <text:p text:style-name="P10">Pharmacists (Same as cashiers):</text:p>
          <text:list>
            <text:list-item>
              <text:p text:style-name="P10">Queue of prescriptions to be picked. </text:p>
            </text:list-item>
          </text:list>
        </text:list-item>
      </text:list>
      <text:p text:style-name="P11">SELECT * FROM Prescription WHERE isFilled = true ORDER BY DateFilled FETCH FIRST 5 ROWS ONLY</text:p>
      <text:p text:style-name="P5"/>
      <text:list xml:id="list793290547" text:continue-numbering="true" text:style-name="WWNum3">
        <text:list-item>
          <text:list>
            <text:list-item>
              <text:list>
                <text:list-item>
                  <text:p text:style-name="P10">Remove and add prescriptions.</text:p>
                </text:list-item>
              </text:list>
            </text:list-item>
          </text:list>
        </text:list-item>
      </text:list>
      <text:p text:style-name="P13">DELETE FROM Prescription WHERE Name = InputName</text:p>
      <text:p text:style-name="P13">INSERT INTO Prescription VALUES (…..values…..)</text:p>
      <text:p text:style-name="P6"/>
      <text:list xml:id="list1127247338" text:continue-numbering="true" text:style-name="WWNum3">
        <text:list-item>
          <text:list>
            <text:list-item>
              <text:p text:style-name="P10">When picked up remove from Queue and add to income</text:p>
            </text:list-item>
          </text:list>
        </text:list-item>
      </text:list>
      <text:p text:style-name="P5">-<text:span text:style-name="T1">have a trigger flag when adding or removing prescriptions</text:span></text:p>
      <text:p text:style-name="P5"/>
      <text:p text:style-name="P5"/>
      <text:list xml:id="list2027722557" text:continue-numbering="true" text:style-name="WWNum3">
        <text:list-item>
          <text:p text:style-name="P10">Administrators:</text:p>
          <text:list>
            <text:list-item>
              <text:p text:style-name="P10">Query income</text:p>
              <text:list>
                <text:list-item>
                  <text:p text:style-name="P10">Date</text:p>
                </text:list-item>
              </text:list>
            </text:list-item>
          </text:list>
        </text:list-item>
      </text:list>
      <text:p text:style-name="P14">SELECT ID FROM Sale WHERE Date &gt;= StartDate &amp;&amp; Date &lt;= StartDate (imcomplete)</text:p>
      <text:list xml:id="list1676204497" text:continue-numbering="true" text:style-name="WWNum3">
        <text:list-item>
          <text:list>
            <text:list-item>
              <text:list>
                <text:list-item>
                  <text:p text:style-name="P10">Department</text:p>
                </text:list-item>
                <text:list-item>
                  <text:p text:style-name="P10">Product</text:p>
                </text:list-item>
                <text:list-item>
                  <text:p text:style-name="P10">Employees (Attribute)</text:p>
                </text:list-item>
              </text:list>
            </text:list-item>
          </text:list>
        </text:list-item>
        <text:list-item>
          <text:p text:style-name="P10">Customers:</text:p>
          <text:list>
            <text:list-item>
              <text:p text:style-name="P10">Customers want see products organized by a variety of attributes:</text:p>
              <text:list>
                <text:list-item>
                  <text:p text:style-name="P10">Price</text:p>
                </text:list-item>
              </text:list>
            </text:list-item>
          </text:list>
        </text:list-item>
      </text:list>
      <text:p text:style-name="P13">SELECT * FROM Product ORDER BY Price</text:p>
      <text:list xml:id="list1934551287" text:continue-numbering="true" text:style-name="WWNum3">
        <text:list-item>
          <text:list>
            <text:list-item>
              <text:list>
                <text:list-item>
                  <text:p text:style-name="P10">Department</text:p>
                </text:list-item>
              </text:list>
            </text:list-item>
          </text:list>
        </text:list-item>
      </text:list>
      <text:p text:style-name="P13"><text:soft-page-break/>SELECT * FROM Product ORDER BY Department</text:p>
      <text:list xml:id="list1100833283" text:continue-numbering="true" text:style-name="WWNum3">
        <text:list-item>
          <text:list>
            <text:list-item>
              <text:list>
                <text:list-item>
                  <text:p text:style-name="P10">Stock level</text:p>
                </text:list-item>
              </text:list>
            </text:list-item>
          </text:list>
        </text:list-item>
      </text:list>
      <text:p text:style-name="P13">SELECT * FROM Product ORDER BY Stock</text:p>
      <text:list xml:id="list670702987" text:continue-numbering="true" text:style-name="WWNum3">
        <text:list-item>
          <text:list>
            <text:list-item>
              <text:p text:style-name="P10">Customers can see if their prescription is ready.</text:p>
            </text:list-item>
          </text:list>
        </text:list-item>
      </text:list>
      <text:p text:style-name="P11">SELECT DateDelivered FROM Prescription WHERE Customer = InputName</text:p>
      <text:p text:style-name="P11">Console.printf(“%s %s %s %s\n”, “It”, “has”, DateDelivered == NULL ? “not been” : “been”, “delivered.”);</text:p>
      <text:list xml:id="list245714666" text:continue-numbering="true" text:style-name="WWNum3">
        <text:list-item>
          <text:list>
            <text:list-item>
              <text:p text:style-name="P10">Submit prescriptions</text:p>
            </text:list-item>
          </text:list>
        </text:list-item>
      </text:list>
      <text:p text:style-name="P11">INSERT INTO Prescriptions VALUES (…….prescriptions values……)</text:p>
      <text:p text:style-name="P5"/>
      <text:list xml:id="list1105350838" text:continue-numbering="true" text:style-name="WWNum3">
        <text:list-item>
          <text:list>
            <text:list-item>
              <text:p text:style-name="P10">See prescription they picked up (prescription history). </text:p>
            </text:list-item>
          </text:list>
        </text:list-item>
      </text:list>
      <text:p text:style-name="P11">SELECT * FROM Prescription WHERE Customer = InputName</text:p>
      <text:p text:style-name="Standard">Advanced Queries:</text:p>
      <text:p text:style-name="Standard"><text:tab/>Find all products that have ever been sold.</text:p>
      <text:p text:style-name="Standard"><text:tab/><text:span text:style-name="T2">SELECT * FROM Product WHERE EXISTS (SELECT * FROM SaleProduct WHERE Product.SKU = SaleProduct.ProductSKU)</text:span></text:p>
      <text:p text:style-name="P1"/>
      <text:p text:style-name="P8"><text:tab/>Find all products that have at least one other product with the same price.</text:p>
      <text:p text:style-name="Standard"><text:span text:style-name="T3"><text:tab/></text:span><text:span text:style-name="T2">SELECT * FROM Product x WHERE Price = ANY (SELECT Price FROM Product y WHERE x.Name &lt;&gt; y.Name)</text:span></text:p>
      <text:p text:style-name="P8"><text:tab/>Find all products with the greatest price.</text:p>
      <text:p text:style-name="Standard"><text:span text:style-name="T3"><text:tab/></text:span><text:span text:style-name="T2">SELECT * FROM Product x WHERE Price &gt;= ALL (SELECT Price FROM Product y)</text:span></text:p>
      <text:p text:style-name="Standard"><text:span text:style-name="T2"><text:tab/></text:span>Find all products with stock 2, 4 or 6.</text:p>
      <text:p text:style-name="P1"><text:tab/>SELECT * FROM Product WHERE Stock IN (2, 4, 6)</text:p>
      <text:p text:style-name="P3">Find all products in the Drugs department with a stock level between 5 and 10</text:p>
      <text:p text:style-name="P4">SELECT * FROM Product WHERE Department = 'Drugs' AND Stock BETWEEN 5 AND 10</text:p>
      <text:p text:style-name="Standard"/>
      <text:p text:style-name="Standard"/>
      <text:p text:style-name="Standard"><text:soft-page-break/>VIEW:</text:p>
      <text:p text:style-name="Standard">Create view of products and prices and stock.</text:p>
      <text:p text:style-name="Standard">#db2 “CREATE VIEW productview AS SELECT Name, Price, Stock FROM Product”</text:p>
      <text:p text:style-name="P2">BEWARE OF QUOTES. BEWARE OF QUOTES. BEWARE OF QUOTES. BEWARE OF QUOTES. BEWARE OF QUOTES. BEWARE OF QUOTES. BEWARE OF QUOT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C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letter-kerning="true" style:font-name-asian="Droid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6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82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.Furtado@live.ca</meta:initial-creator>
    <meta:editing-cycles>6</meta:editing-cycles>
    <meta:creation-date>2014-11-15T20:50:00</meta:creation-date>
    <dc:date>2014-11-22T14:01:17</dc:date>
    <meta:editing-duration>PT1M48S</meta:editing-duration>
    <meta:generator>LibreOffice/3.5$Linux_X86_64 LibreOffice_project/350m1$Build-2</meta:generator>
    <meta:document-statistic meta:table-count="0" meta:image-count="0" meta:object-count="0" meta:page-count="4" meta:paragraph-count="71" meta:word-count="504" meta:character-count="3094" meta:non-whitespace-character-count="266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